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B7DA4DD4BAECD386.jpg" manifest:media-type="image/jpe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6" table:style-name="ta1">
        <table:shapes>
          <draw:frame draw:z-index="0" draw:style-name="gr1" draw:text-style-name="P1" svg:width="18.287cm" svg:height="11.684cm" svg:x="3.711cm" svg:y="1.798cm">
            <draw:object draw:notify-on-update-of-ranges="data6.B1:data6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load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spers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46:13.017038973</dc:date>
    <meta:editing-duration>PT3M48S</meta:editing-duration>
    <meta:editing-cycles>1</meta:editing-cycles>
    <meta:document-statistic meta:table-count="1" meta:cell-count="2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88cm" svg:height="11.685cm" xlink:href=".." xlink:type="simple" chart:class="chart:bar" chart:style-name="ch1">
        <chart:title svg:x="6.373cm" svg:y="0.369cm" chart:style-name="ch2">
          <text:p>Hash based on rol and xor</text:p>
        </chart:title>
        <chart:plot-area chart:style-name="ch3" table:cell-range-address="data6.B1:data6.B101" svg:x="1.366cm" svg:y="1.407cm" svg:width="16.557cm" svg:height="9.074cm">
          <chart:coordinate-region svg:x="1.998cm" svg:y="1.609cm" svg:width="15.86cm" svg:height="7.932cm"/>
          <chart:axis chart:dimension="x" chart:name="primary-x" chart:style-name="ch4">
            <chart:title svg:x="9.1cm" svg:y="10.714cm" chart:style-name="ch5">
              <text:p>Basket</text:p>
            </chart:title>
          </chart:axis>
          <chart:axis chart:dimension="y" chart:name="primary-y" chart:style-name="ch6">
            <chart:title svg:x="0.451cm" svg:y="6.668cm" chart:style-name="ch7">
              <text:p>Collisions</text:p>
            </chart:title>
            <chart:grid chart:style-name="ch8" chart:class="major"/>
          </chart:axis>
          <chart:series chart:style-name="ch9" chart:values-cell-range-address="data6.B1:data6.B101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data6.B1:data6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ChartBitmap_20_1" draw:display-name="ChartBitmap 1" xlink:href="Pictures/100000000000020000000200B7DA4DD4BAECD386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ChartTransparencyGradient_20_1" draw:display-name="ChartTransparencyGradient 1" draw:style="axial" draw:start="100%" draw:end="0%" draw:angle="0deg" draw:border="0%"/>
  </office:styles>
</office:document-styles>
</file>